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**Projeto TechNova**</text:span></text:p>
      <text:p text:style-name="P1"><text:span text:style-name="T1"/></text:p>
      <text:p text:style-name="P1"><text:span text:style-name="T1">A TechNova é uma empresa especializada em soluções tecnológicas inovadoras, oferecendo um portfólio diversificado de serviços e cursos que visam transformar a experiência digital dos seus clientes.</text:span></text:p>
      <text:p text:style-name="P1"><text:span text:style-name="T1"/></text:p>
      <text:p text:style-name="P1"><text:span text:style-name="T1">**Situação de Aprendizado**</text:span></text:p>
      <text:p text:style-name="P1"><text:span text:style-name="T1"/></text:p>
      <text:p text:style-name="P1"><text:span text:style-name="T1">: Você é um membro ativo de grupos de tecnologia e, apesar de suas tentativas em diversas vagas, sempre enfrenta dificuldades nos testes técnicos. Recentemente, um colega em um desses grupos anunciou que a TechNova abrirá candidaturas para a posição de Desenvolvedor Júnior. Através de informações obtidas, você descobriu que a empresa realiza o mesmo tipo de teste técnico anualmente, com requisitos consistentes. Portanto, você decidiu se preparar para esse teste, treinando especificamente para não falhar novamente.</text:span></text:p>
      <text:p text:style-name="P1"><text:span text:style-name="T1"/></text:p>
      <text:p text:style-name="P1"><text:span text:style-name="T1">## **Enunciado do Projeto**</text:span></text:p>
      <text:p text:style-name="P1"><text:span text:style-name="T1"/></text:p>
      <text:p text:style-name="P1"><text:span text:style-name="T1">**Desenvolva um projeto chamado "TECHNOVA" que atenda aos seguintes requisitos:**</text:span></text:p>
      <text:p text:style-name="P1"><text:span text:style-name="T1"/></text:p>
      <text:p text:style-name="P1"><text:span text:style-name="T1">## **Requisitos Obrigatórios:**</text:span></text:p>
      <text:p text:style-name="P1"><text:span text:style-name="T1"/></text:p>
      <text:p text:style-name="P1"><text:span text:style-name="T1">1. **Funcionalidade de Autenticação**:</text:span></text:p>
      <text:p text:style-name="P1"><text:span text:style-name="T1"><text:s text:c="4"/>- Implementar registro de usuário.</text:span></text:p>
      <text:p text:style-name="P1"><text:span text:style-name="T1"><text:s text:c="4"/>- Implementar login de usuário.</text:span></text:p>
      <text:p text:style-name="P1"><text:span text:style-name="T1">2. **Funcionalidade de Cadastro de Produtos**:</text:span></text:p>
      <text:p text:style-name="P1"><text:span text:style-name="T1"><text:s text:c="4"/>- Permitir o cadastro de novos produtos.</text:span></text:p>
      <text:p text:style-name="P1"><text:span text:style-name="T1">3. **Funcionalidade de Listagem de Produtos**:</text:span></text:p>
      <text:p text:style-name="P1"><text:span text:style-name="T1"><text:s text:c="4"/>- Exibir na tela todos os produtos cadastrados.</text:span></text:p>
      <text:p text:style-name="P1"><text:span text:style-name="T1">4. **Banco de Dados**:</text:span></text:p>
      <text:p text:style-name="P1"><text:span text:style-name="T1"><text:s text:c="4"/>- Utilizar o banco de dados SQLite3 que já é embutido na própria aplicação(Ele gera um arquivo sqlite3 que funciona como banco de dados).</text:span></text:p>
      <text:p text:style-name="P1"><text:span text:style-name="T1"/></text:p>
      <text:p text:style-name="P1"><text:span text:style-name="T1">## **Requisitos Não Obrigatórios:**</text:span></text:p>
      <text:p text:style-name="P1"><text:span text:style-name="T1"/></text:p>
      <text:p text:style-name="P1"><text:span text:style-name="T1">- **Design**:</text:span></text:p>
      <text:p text:style-name="P1"><text:span text:style-name="T1"><text:s text:c="4"/>- Melhorar a estética da aplicação, utilizando templates e visuais prontos para garantir uma interface minimamente agradável.</text:span></text:p>
      <text:p text:style-name="P1"><text:span text:style-name="T1">- **Limpeza e Refatoração do Código**:</text:span></text:p>
      <text:p text:style-name="P1"><text:span text:style-name="T1"><text:s text:c="4"/>- Refatorar o projeto para remover arquivos não utilizados e melhorar a legibilidade e manutenção do código.</text:span></text:p>
      <text:p text:style-name="P1"><text:span text:style-name="T1"/></text:p>
      <text:p text:style-name="P1"><text:span text:style-name="T1">## **Questão relacionada ao Deploy**</text:span></text:p>
      <text:p text:style-name="P1"><text:span text:style-name="T1"/></text:p>
      <text:p text:style-name="P1"><text:span text:style-name="T1">O deploy não é **OBRIGATÓRIO** Se desejar colocar seu projeto Django no ar, você pode seguir este guia que facilita muito o processo e até mesmo usei uma vez em um projeto do Evento Python Brasil:</text:span></text:p>
      <text:p text:style-name="P1"><text:span text:style-name="T1"/></text:p>
      <text:p text:style-name="P1"><text:span text:style-name="T1">[Guia de Deploy do Django Girls](https://tutorial.djangogirls.org/en/deploy/)</text:span></text:p>
      <text:p text:style-name="P1"><text:span text:style-name="T1"/></text:p>
      <text:p text:style-name="P1"><text:span text:style-name="T1">O deploy pode ser uma tarefa complexa, pois envolve conhecimentos de diversas áreas da TI, o que pode ser confuso para iniciantes. Muitas empresas contratam profissionais específicos apenas para essa função. Recomenda-se realizar o deploy somente após a conclusão dos **requisitos obrigatórios**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